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2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4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0.7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.018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699cm" svg:y1="13.917cm" svg:x2="8.518cm" svg:y2="10.23cm">
          <text:p/>
        </draw:line>
        <draw:line draw:style-name="gr1" draw:text-style-name="P1" draw:layer="layout" svg:x1="9.7cm" svg:y1="13.917cm" svg:x2="12.274cm" svg:y2="6.473cm">
          <text:p/>
        </draw:line>
        <draw:line draw:style-name="gr1" draw:text-style-name="P1" draw:layer="layout" svg:x1="14.707cm" svg:y1="13.916cm" svg:x2="12.275cm" svg:y2="6.473cm">
          <text:p/>
        </draw:line>
        <draw:line draw:style-name="gr1" draw:text-style-name="P1" draw:layer="layout" svg:x1="14.707cm" svg:y1="13.917cm" svg:x2="15.977cm" svg:y2="10.158cm">
          <text:p/>
        </draw:line>
        <draw:line draw:style-name="gr1" draw:text-style-name="P1" draw:layer="layout" svg:x1="17.149cm" svg:y1="13.917cm" svg:x2="15.977cm" svg:y2="10.16cm">
          <text:p/>
        </draw:line>
        <draw:line draw:style-name="gr1" draw:text-style-name="P1" draw:layer="layout" svg:x1="17.15cm" svg:y1="13.917cm" svg:x2="20.957cm" svg:y2="2.774cm">
          <text:p/>
        </draw:line>
        <draw:line draw:style-name="gr1" draw:text-style-name="P1" draw:layer="layout" svg:x1="7.277cm" svg:y1="13.917cm" svg:x2="3.552cm" svg:y2="2.742cm">
          <text:p/>
        </draw:line>
        <draw:line draw:style-name="gr1" draw:text-style-name="P1" draw:layer="layout" svg:x1="7.277cm" svg:y1="13.917cm" svg:x2="8.516cm" svg:y2="10.229cm">
          <text:p/>
        </draw:line>
        <draw:custom-shape draw:style-name="gr2" draw:text-style-name="P2" draw:layer="layout" svg:width="0.407cm" svg:height="0.381cm" svg:x="3.365cm" svg:y="2.5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1cm" svg:x="7.057cm" svg:y="13.7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3cm" svg:x="5.856cm" svg:y="10.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7cm" svg:height="0.383cm" svg:x="4.603cm" svg:y="6.2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1cm" svg:x="8.317cm" svg:y="10.0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06cm" svg:height="0.382cm" svg:x="9.524cm" svg:y="13.7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952cm" svg:height="1.411cm" svg:x="0.227cm" svg:y="0.919cm">
          <draw:text-box>
            <text:p>Level</text:p>
          </draw:text-box>
        </draw:frame>
        <draw:custom-shape draw:style-name="gr3" draw:text-style-name="P2" draw:layer="layout" svg:width="0.406cm" svg:height="0.382cm" svg:x="7.057cm" svg:y="13.7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51cm" svg:height="1.411cm" svg:x="1.13cm" svg:y="1.997cm">
          <draw:text-box>
            <text:p>0</text:p>
          </draw:text-box>
        </draw:frame>
        <draw:frame draw:style-name="gr5" draw:text-style-name="P3" draw:layer="layout" svg:width="1.251cm" svg:height="1.411cm" svg:x="1.037cm" svg:y="5.801cm">
          <draw:text-box>
            <text:p>1</text:p>
          </draw:text-box>
        </draw:frame>
        <draw:frame draw:style-name="gr6" draw:text-style-name="P3" draw:layer="layout" svg:width="1.518cm" svg:height="1.411cm" draw:transform="rotate (-1.5707963267949) translate (2.634cm 7.08cm)">
          <draw:text-box>
            <text:p>...</text:p>
          </draw:text-box>
        </draw:frame>
        <draw:custom-shape draw:style-name="gr2" draw:text-style-name="P2" draw:layer="layout" svg:width="0.406cm" svg:height="0.381cm" svg:x="10.816cm" svg:y="9.9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1cm" svg:x="14.507cm" svg:y="13.7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3cm" svg:x="13.306cm" svg:y="10.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7cm" svg:height="0.383cm" svg:x="12.053cm" svg:y="6.2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1cm" svg:x="15.767cm" svg:y="10.0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06cm" svg:height="0.382cm" svg:x="14.507cm" svg:y="13.7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06cm" svg:height="0.382cm" svg:x="14.507cm" svg:y="13.7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1cm" svg:x="15.767cm" svg:y="10.02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1cm" svg:x="16.974cm" svg:y="13.7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1cm" svg:x="18.196cm" svg:y="10.0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3cm" svg:x="20.774cm" svg:y="2.5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6cm" svg:height="0.383cm" svg:x="19.469cm" svg:y="6.2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10T09:52:08.393854687</dc:date>
    <meta:editing-duration>PT2H11M23S</meta:editing-duration>
    <meta:editing-cycles>57</meta:editing-cycles>
    <meta:generator>LibreOffice/6.3.2.2$MacOSX_X86_64 LibreOffice_project/98b30e735bda24bc04ab42594c85f7fd8be07b9c</meta:generator>
    <meta:document-statistic meta:object-count="31"/>
  </office:meta>
</office:document-meta>
</file>